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16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39204016" text:id="ct33920401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89762567388422027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33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35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36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36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37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38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8</text:p>
            <text:p text:style-name="P15"><text:soft-page-break/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בְכָל-עֵת; <text:s text:c="3"/>בְּאַהֲבָתָהּ, תִּשְׁגֶּה תָמִיד.</text:p>
          </table:table-cell>
          <table:table-cell table:style-name="表29.B2" office:value-type="string">
            <text:p text:style-name="P12"/>
          </table:table-cell>
        </table:table-row>
        <table:table-row table:style-name="表29.116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><text:soft-page-break/></text:p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339204016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3515618683622111794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<text:soft-page-break/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10T09:52:13.46</dc:date>
    <dc:creator>iwabuchi ken</dc:creator>
    <meta:editing-duration>P5DT19H10M12S</meta:editing-duration>
    <meta:editing-cycles>360</meta:editing-cycles>
    <meta:generator>OpenOffice/4.1.3$Win32 OpenOffice.org_project/413m1$Build-9783</meta:generator>
    <meta:document-statistic meta:table-count="9" meta:image-count="0" meta:object-count="0" meta:page-count="22" meta:paragraph-count="524" meta:word-count="2970" meta:character-count="14308"/>
  </office:meta>
</office:document-meta>
</file>